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000000" draw:marker-start-width="1.11cm" draw:marker-end-width="1.11cm" draw:fill-color="#ffffff" draw:textarea-horizontal-align="justify" draw:textarea-vertical-align="middle" draw:auto-grow-height="false" fo:padding-top="0.375cm" fo:padding-bottom="0.375cm" fo:padding-left="0.5cm" fo:padding-right="0.5cm"/>
    </style:style>
    <style:style style:name="gr2" style:family="graphic" style:parent-style-name="objectwithoutfill">
      <style:graphic-properties svg:stroke-width="0.1cm" draw:marker-start-width="0.43cm" draw:marker-end-width="0.43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5cm" svg:stroke-color="#808080" draw:marker-start-width="0.35cm" draw:marker-end="Arrow" draw:marker-end-width="0.5cm" draw:fill="none" draw:textarea-vertical-align="middle" fo:padding-top="0.2cm" fo:padding-bottom="0.2cm" fo:padding-left="0.325cm" fo:padding-right="0.325cm"/>
    </style:style>
    <style:style style:name="gr4" style:family="graphic" style:parent-style-name="objectwithoutfill">
      <style:graphic-properties svg:stroke-width="0.15cm" svg:stroke-color="#808080" draw:marker-start-width="0.305cm" draw:marker-end="Arrow" draw:marker-end-width="0.5cm" draw:fill="none" draw:textarea-vertical-align="middle" fo:padding-top="0.2cm" fo:padding-bottom="0.2cm" fo:padding-left="0.325cm" fo:padding-right="0.32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6.46cm" svg:height="16.3cm" svg:x="0.859cm" svg:y="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2.619cm" svg:y1="16.311cm" svg:x2="12.619cm" svg:y2="6.315cm">
          <text:p/>
        </draw:line>
        <draw:line draw:style-name="gr2" draw:text-style-name="P1" draw:layer="layout" svg:x1="15.559cm" svg:y1="16.311cm" svg:x2="15.559cm" svg:y2="6.315cm">
          <text:p/>
        </draw:line>
        <draw:line draw:style-name="gr2" draw:text-style-name="P1" draw:layer="layout" svg:x1="5.563cm" svg:y1="6.315cm" svg:x2="12.619cm" svg:y2="6.315cm">
          <text:p/>
        </draw:line>
        <draw:line draw:style-name="gr2" draw:text-style-name="P1" draw:layer="layout" svg:x1="15.559cm" svg:y1="6.315cm" svg:x2="22.615cm" svg:y2="6.315cm">
          <text:p/>
        </draw:line>
        <draw:path draw:style-name="gr3" draw:text-style-name="P1" draw:layer="layout" svg:width="9.827cm" svg:height="13.664cm" svg:x="13.542cm" svg:y="2.74cm" svg:viewBox="0 0 9828 13665" svg:d="m493 13665c80-855-270-1664-467-2490-227-950 1123-1564 700-2567-342-808-409-1690-468-2566-73-1073 1003-1608 1091-2567 88-967 379-2046 1167-2490 867-488 1661-667 2643-932 1194-323 1494 935 2414 1088h932l779 544 544 79">
          <text:p/>
        </draw:path>
        <draw:path draw:style-name="gr4" draw:text-style-name="P1" draw:layer="layout" svg:width="11.455cm" svg:height="13.28cm" svg:x="3.458cm" svg:y="3.049cm" svg:viewBox="0 0 11456 13281" svg:d="m11122 13281c-71-812 659-1785 156-2414-756-944-900-1779-544-2566 382-847 347-1709 0-2567-312-773 218-1664 156-2490-77-1017-1020-1573-1323-2567-318-1041-1735-685-2490-232-818 488-1729-3-2567-156-850-153-1696-76-2490 468-882 605-1309 1437-1944 2178h-76">
          <text:p/>
        </draw:path>
        <draw:g>
          <draw:line draw:style-name="gr5" draw:text-style-name="P1" draw:layer="layout" svg:x1="11.3cm" svg:y1="2.2cm" svg:x2="16.8cm" svg:y2="2.2cm">
            <text:p/>
          </draw:line>
          <draw:custom-shape draw:style-name="gr6" draw:text-style-name="P1" draw:layer="layout" svg:width="5.5cm" svg:height="0.5cm" svg:x="11.3cm" svg:y="1.7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8.7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4T00:39:38.994000000</meta:creation-date>
    <dc:date>2015-09-13T12:35:32.959000000</dc:date>
    <meta:editing-duration>PT48S</meta:editing-duration>
    <meta:editing-cycles>3</meta:editing-cycles>
    <meta:generator>LibreOffice/4.1.1.2$Windows_x86 LibreOffice_project/7e4286b58adc75a14f6d83f53a03b6c11fa2903</meta:generator>
    <meta:document-statistic meta:object-count="10"/>
  </office:meta>
</office:document-meta>
</file>